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597cm" table:align="margins"/>
    </style:style>
    <style:style style:name="Table1.A" style:family="table-column">
      <style:table-column-properties style:column-width="3.298cm" style:rel-column-width="32767*"/>
    </style:style>
    <style:style style:name="Table1.B" style:family="table-column">
      <style:table-column-properties style:column-width="3.298cm" style:rel-column-width="32768*"/>
    </style:style>
    <style:style style:name="fr1" style:family="graphic" style:parent-style-name="Frame">
      <style:graphic-properties fo:margin-left="0cm" fo:margin-right="0.499cm" fo:margin-top="0cm" fo:margin-bottom="0cm" style:wrap="right" style:number-wrapped-paragraphs="no-limit" style:vertical-pos="top" style:vertical-rel="paragraph-content" style:horizontal-pos="left" style:horizontal-rel="paragraph" style:flow-with-text="true" draw:wrap-influence-on-position="once-concurrent" loext:allow-overlap="true"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Frametest</text:h>
      <text:p text:style-name="Text_20_body"><draw:frame draw:style-name="fr1" draw:name="Frame1" text:anchor-type="paragraph" svg:width="6.9cm" style:rel-width="50%" draw:z-index="0" loext:may-break-between-pages="true"><draw:text-box fo:min-height="0.499cm"><table:table table:name="Table1" table:style-name="Table1"><table:table-column table:style-name="Table1.A"/><table:table-column table:style-name="Table1.B"/><table:table-row><table:table-cell office:value-type="string"><text:p text:style-name="Body_20_Text_20_no_20_space">One</text:p></table:table-cell><table:table-cell office:value-type="string"><text:p text:style-name="Body_20_Text_20_no_20_space">A</text:p></table:table-cell></table:table-row><table:table-row><table:table-cell office:value-type="string"><text:p text:style-name="Body_20_Text_20_no_20_space">Two </text:p></table:table-cell><table:table-cell office:value-type="string"><text:p text:style-name="Body_20_Text_20_no_20_space">B</text:p></table:table-cell></table:table-row><table:table-row><table:table-cell office:value-type="string"><text:p text:style-name="Body_20_Text_20_no_20_space">Three</text:p></table:table-cell><table:table-cell office:value-type="string"><text:p text:style-name="Body_20_Text_20_no_20_space">C</text:p></table:table-cell></table:table-row><table:table-row><table:table-cell office:value-type="string"><text:p text:style-name="Body_20_Text_20_no_20_space">Four</text:p></table:table-cell><table:table-cell office:value-type="string"><text:p text:style-name="Body_20_Text_20_no_20_space">D</text:p></table:table-cell></table:table-row><table:table-row><table:table-cell office:value-type="string"><text:p text:style-name="Body_20_Text_20_no_20_space">Five</text:p></table:table-cell><table:table-cell office:value-type="string"><text:p text:style-name="Body_20_Text_20_no_20_space">E</text:p></table:table-cell></table:table-row><table:table-row><table:table-cell office:value-type="string"><text:p text:style-name="Body_20_Text_20_no_20_space">Six</text:p></table:table-cell><table:table-cell office:value-type="string"><text:p text:style-name="Body_20_Text_20_no_20_space">F</text:p></table:table-cell></table:table-row><table:table-row><table:table-cell office:value-type="string"><text:p text:style-name="Body_20_Text_20_no_20_space">Seven</text:p></table:table-cell><table:table-cell office:value-type="string"><text:p text:style-name="Body_20_Text_20_no_20_space">G</text:p></table:table-cell></table:table-row><table:table-row><table:table-cell office:value-type="string"><text:p text:style-name="Body_20_Text_20_no_20_space">Eight</text:p></table:table-cell><table:table-cell office:value-type="string"><text:p text:style-name="Body_20_Text_20_no_20_space">H</text:p></table:table-cell></table:table-row><table:table-row><table:table-cell office:value-type="string"><text:p text:style-name="Body_20_Text_20_no_20_space">Nine</text:p></table:table-cell><table:table-cell office:value-type="string"><text:p text:style-name="Body_20_Text_20_no_20_space">I</text:p></table:table-cell></table:table-row><table:table-row><table:table-cell office:value-type="string"><text:p text:style-name="Body_20_Text_20_no_20_space">Ten</text:p></table:table-cell><table:table-cell office:value-type="string"><text:p text:style-name="Body_20_Text_20_no_20_space">J</text:p></table:table-cell></table:table-row><table:table-row><table:table-cell office:value-type="string"><text:p text:style-name="Body_20_Text_20_no_20_space">Eleven</text:p></table:table-cell><table:table-cell office:value-type="string"><text:p text:style-name="Body_20_Text_20_no_20_space">K</text:p></table:table-cell></table:table-row><table:table-row><table:table-cell office:value-type="string"><text:p text:style-name="Body_20_Text_20_no_20_space">Twelve</text:p></table:table-cell><table:table-cell office:value-type="string"><text:p text:style-name="Body_20_Text_20_no_20_space">L</text:p></table:table-cell></table:table-row></table:table></draw:text-box></draw:frame>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 He nervously <text:soft-page-break/>looked all around. Suddenly he saw the alley. Like lightning he darted off to the left and disappeared between the two warehouses almost falling over the trash can lying in the middle of the sidewalk. He tried to 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he dark, was all that planning and energy wasted? 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Body_20_Text_20_no_20_space" style:display-name="Body Text no space" style:family="paragraph" style:parent-style-name="Text_20_body">
      <style:paragraph-properties fo:margin-top="0cm" fo:margin-bottom="0cm" style:contextual-spacing="false" fo:line-height="115%"/>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14.801cm" fo:page-height="10.5cm" style:num-format="1" style:print-orientation="landscape" fo:margin-top="0.499cm" fo:margin-bottom="0.499cm" fo:margin-left="0.499cm" fo:margin-right="0.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egina Henschel</meta:initial-creator>
    <meta:creation-date>2023-07-16T23:55:52.897000000</meta:creation-date>
    <dc:date>2023-07-17T00:12:26.575000000</dc:date>
    <dc:creator>Regina Henschel</dc:creator>
    <meta:editing-duration>PT12M31S</meta:editing-duration>
    <meta:editing-cycles>6</meta:editing-cycles>
    <meta:generator>LibreOfficeDev/24.2.0.0.alpha0$Linux_X86_64 LibreOffice_project/439a8c2710afd819ab1d76a757a8f332c7b43891</meta:generator>
    <meta:document-statistic meta:table-count="1" meta:image-count="0" meta:object-count="0" meta:page-count="2" meta:paragraph-count="26" meta:word-count="316" meta:character-count="1613" meta:non-whitespace-character-count="1322"/>
  </office:meta>
</office:document-meta>
</file>